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paragraph-properties fo:text-align="justify" style:justify-single-word="false"/>
      <style:text-properties officeooo:rsid="01395cfa" officeooo:paragraph-rsid="01e97e0d"/>
    </style:style>
    <style:style style:name="P3" style:family="paragraph" style:parent-style-name="Text_20_body">
      <style:paragraph-properties fo:text-align="justify" style:justify-single-word="false"/>
      <style:text-properties officeooo:rsid="0138acdb" officeooo:paragraph-rsid="0141934c"/>
    </style:style>
    <style:style style:name="P4" style:family="paragraph" style:parent-style-name="Text_20_body">
      <style:text-properties officeooo:rsid="018e3c30" officeooo:paragraph-rsid="018e3c30"/>
    </style:style>
    <style:style style:name="P5" style:family="paragraph" style:parent-style-name="Text_20_body">
      <style:text-properties officeooo:rsid="018e3c30" officeooo:paragraph-rsid="02012eab"/>
    </style:style>
    <style:style style:name="P6" style:family="paragraph" style:parent-style-name="Text_20_body">
      <style:text-properties officeooo:rsid="0191b3e2" officeooo:paragraph-rsid="0191b3e2"/>
    </style:style>
    <style:style style:name="P7" style:family="paragraph" style:parent-style-name="Text_20_body">
      <style:paragraph-properties fo:text-align="justify" style:justify-single-word="false"/>
      <style:text-properties officeooo:rsid="017976d3" officeooo:paragraph-rsid="018408e4"/>
    </style:style>
    <style:style style:name="P8" style:family="paragraph" style:parent-style-name="Text_20_body">
      <style:text-properties officeooo:rsid="019a2ab5" officeooo:paragraph-rsid="019a2ab5"/>
    </style:style>
    <style:style style:name="P9" style:family="paragraph" style:parent-style-name="Text_20_body">
      <style:text-properties officeooo:paragraph-rsid="017976d3"/>
    </style:style>
    <style:style style:name="P10" style:family="paragraph" style:parent-style-name="Text_20_body">
      <style:text-properties officeooo:rsid="01b2a0ee" officeooo:paragraph-rsid="01bfcbd8"/>
    </style:style>
    <style:style style:name="P11" style:family="paragraph" style:parent-style-name="Text_20_body">
      <style:text-properties officeooo:rsid="01bcaf31" officeooo:paragraph-rsid="01bcaf31"/>
    </style:style>
    <style:style style:name="P12" style:family="paragraph" style:parent-style-name="Text_20_body">
      <style:text-properties officeooo:rsid="01bcaf31" officeooo:paragraph-rsid="0205e8ce"/>
    </style:style>
    <style:style style:name="P13" style:family="paragraph" style:parent-style-name="Text_20_body">
      <style:paragraph-properties fo:text-align="justify" style:justify-single-word="false"/>
      <style:text-properties officeooo:rsid="01c58310" officeooo:paragraph-rsid="0206391e"/>
    </style:style>
    <style:style style:name="P14" style:family="paragraph" style:parent-style-name="Text_20_body">
      <style:paragraph-properties fo:text-align="justify" style:justify-single-word="false"/>
      <style:text-properties officeooo:rsid="01c58310" officeooo:paragraph-rsid="02074f34"/>
    </style:style>
    <style:style style:name="P15" style:family="paragraph" style:parent-style-name="Text_20_body">
      <style:paragraph-properties fo:text-align="justify" style:justify-single-word="false"/>
      <style:text-properties officeooo:rsid="01c58310" officeooo:paragraph-rsid="02149fe3"/>
    </style:style>
    <style:style style:name="P16" style:family="paragraph" style:parent-style-name="Text_20_body">
      <style:paragraph-properties fo:text-align="justify" style:justify-single-word="false"/>
      <style:text-properties officeooo:rsid="01cbbaff" officeooo:paragraph-rsid="01cbbaff"/>
    </style:style>
    <style:style style:name="P17" style:family="paragraph" style:parent-style-name="Text_20_body">
      <style:text-properties officeooo:rsid="01e2af66" officeooo:paragraph-rsid="01e2af66"/>
    </style:style>
    <style:style style:name="P18" style:family="paragraph" style:parent-style-name="Text_20_body">
      <style:paragraph-properties fo:text-align="justify" style:justify-single-word="false"/>
      <style:text-properties officeooo:rsid="01ea6188" officeooo:paragraph-rsid="01e97e0d"/>
    </style:style>
    <style:style style:name="P19" style:family="paragraph" style:parent-style-name="Text_20_body">
      <style:paragraph-properties fo:text-align="justify" style:justify-single-word="false"/>
      <style:text-properties officeooo:rsid="01549334" officeooo:paragraph-rsid="01ec6a51"/>
    </style:style>
    <style:style style:name="P20" style:family="paragraph" style:parent-style-name="Text_20_body">
      <style:text-properties officeooo:rsid="012fb4aa" officeooo:paragraph-rsid="01f9cbd0"/>
    </style:style>
    <style:style style:name="P21" style:family="paragraph" style:parent-style-name="Text_20_body">
      <style:paragraph-properties fo:text-align="justify" style:justify-single-word="false"/>
      <style:text-properties style:use-window-font-color="true" officeooo:rsid="01cbbaff" officeooo:paragraph-rsid="01cbbaff"/>
    </style:style>
    <style:style style:name="P22" style:family="paragraph" style:parent-style-name="Text_20_body">
      <style:paragraph-properties fo:text-align="justify" style:justify-single-word="false"/>
      <style:text-properties style:use-window-font-color="true" officeooo:rsid="01d39c03" officeooo:paragraph-rsid="01d39c03"/>
    </style:style>
    <style:style style:name="P23" style:family="paragraph" style:parent-style-name="Text_20_body">
      <style:text-properties officeooo:paragraph-rsid="01f975a4"/>
    </style:style>
    <style:style style:name="P24" style:family="paragraph" style:parent-style-name="Text_20_body">
      <style:paragraph-properties fo:text-align="justify" style:justify-single-word="false"/>
      <style:text-properties officeooo:rsid="0166707b" officeooo:paragraph-rsid="015c4bfe"/>
    </style:style>
    <style:style style:name="P25" style:family="paragraph" style:parent-style-name="Author">
      <style:text-properties officeooo:rsid="00bb700a" officeooo:paragraph-rsid="00bb700a"/>
    </style:style>
    <style:style style:name="P26" style:family="paragraph" style:parent-style-name="Title">
      <style:text-properties fo:color="#0066cc" officeooo:paragraph-rsid="017409ff"/>
    </style:style>
    <style:style style:name="P27" style:family="paragraph" style:parent-style-name="Text_20_body">
      <style:paragraph-properties fo:text-align="justify" style:justify-single-word="false" fo:break-before="page"/>
      <style:text-properties officeooo:rsid="01e2af66" officeooo:paragraph-rsid="01e2af66"/>
    </style:style>
    <style:style style:name="P28" style:family="paragraph" style:parent-style-name="Heading_20_1">
      <style:text-properties officeooo:rsid="01994648" officeooo:paragraph-rsid="01994648"/>
    </style:style>
    <style:style style:name="P29" style:family="paragraph" style:parent-style-name="Heading_20_1">
      <style:text-properties officeooo:rsid="01b84328" officeooo:paragraph-rsid="01b84328"/>
    </style:style>
    <style:style style:name="P30" style:family="paragraph" style:parent-style-name="Heading_20_1">
      <style:text-properties officeooo:rsid="01ca9b5e" officeooo:paragraph-rsid="01ca9b5e"/>
    </style:style>
    <style:style style:name="P31" style:family="paragraph" style:parent-style-name="Heading_20_1">
      <style:text-properties officeooo:rsid="021ea61c" officeooo:paragraph-rsid="021ea61c"/>
    </style:style>
    <style:style style:name="P32" style:family="paragraph" style:parent-style-name="Heading_20_1">
      <style:paragraph-properties fo:break-before="page"/>
      <style:text-properties officeooo:rsid="0176343b" officeooo:paragraph-rsid="0176343b"/>
    </style:style>
    <style:style style:name="P33" style:family="paragraph" style:parent-style-name="Heading_20_1">
      <style:paragraph-properties fo:break-before="page"/>
      <style:text-properties officeooo:rsid="01f975a4" officeooo:paragraph-rsid="01f975a4"/>
    </style:style>
    <style:style style:name="P34" style:family="paragraph" style:parent-style-name="Text_20_body" style:list-style-name="L1">
      <style:text-properties officeooo:rsid="019e3dd9" officeooo:paragraph-rsid="019e3dd9"/>
    </style:style>
    <style:style style:name="P35" style:family="paragraph" style:parent-style-name="Text_20_body" style:list-style-name="L1">
      <style:text-properties officeooo:rsid="01a02af4" officeooo:paragraph-rsid="01a02af4"/>
    </style:style>
    <style:style style:name="P36" style:family="paragraph" style:parent-style-name="Text_20_body" style:list-style-name="L1">
      <style:text-properties officeooo:rsid="01a02af4" officeooo:paragraph-rsid="01dff1ab"/>
    </style:style>
    <style:style style:name="P37" style:family="paragraph" style:parent-style-name="Text_20_body" style:list-style-name="L1">
      <style:text-properties officeooo:rsid="01a02af4" officeooo:paragraph-rsid="01bfcbd8"/>
    </style:style>
    <style:style style:name="P38" style:family="paragraph" style:parent-style-name="Text_20_body" style:list-style-name="L1">
      <style:text-properties officeooo:rsid="019ecc59" officeooo:paragraph-rsid="019ecc59"/>
    </style:style>
    <style:style style:name="P39" style:family="paragraph" style:parent-style-name="Text_20_body" style:list-style-name="L1">
      <style:paragraph-properties fo:text-align="justify" style:justify-single-word="false"/>
      <style:text-properties officeooo:rsid="01d8e60e" officeooo:paragraph-rsid="01dff1ab"/>
    </style:style>
    <style:style style:name="P40" style:family="paragraph" style:parent-style-name="Text_20_body" style:list-style-name="L1">
      <style:text-properties officeooo:rsid="01a52629" officeooo:paragraph-rsid="01dbe09f"/>
    </style:style>
    <style:style style:name="P41" style:family="paragraph" style:parent-style-name="Text_20_body" style:list-style-name="L1">
      <style:text-properties officeooo:rsid="01b71dc7" officeooo:paragraph-rsid="01b71dc7"/>
    </style:style>
    <style:style style:name="P42" style:family="paragraph" style:parent-style-name="Text_20_body" style:list-style-name="L1">
      <style:text-properties officeooo:rsid="01b71dc7" officeooo:paragraph-rsid="01c363d0"/>
    </style:style>
    <style:style style:name="P43" style:family="paragraph" style:parent-style-name="Text_20_body" style:list-style-name="L1">
      <style:text-properties officeooo:rsid="0223b171" officeooo:paragraph-rsid="0223b171"/>
    </style:style>
    <style:style style:name="P44" style:family="paragraph" style:parent-style-name="Text_20_body" style:list-style-name="L1">
      <style:text-properties officeooo:rsid="01a8b6c6" officeooo:paragraph-rsid="01a8b6c6"/>
    </style:style>
    <style:style style:name="P45" style:family="paragraph" style:parent-style-name="Text_20_body" style:list-style-name="L1">
      <style:text-properties officeooo:rsid="01b12096" officeooo:paragraph-rsid="01b12096"/>
    </style:style>
    <style:style style:name="P46" style:family="paragraph" style:parent-style-name="Text_20_body" style:list-style-name="L1">
      <style:text-properties officeooo:rsid="01b2a0ee" officeooo:paragraph-rsid="01b2a0ee"/>
    </style:style>
    <style:style style:name="P47" style:family="paragraph" style:parent-style-name="Text_20_body" style:list-style-name="L2">
      <style:text-properties style:use-window-font-color="true" officeooo:paragraph-rsid="020c7f0a"/>
    </style:style>
    <style:style style:name="P48" style:family="paragraph" style:parent-style-name="Text_20_body">
      <style:paragraph-properties fo:text-align="justify" style:justify-single-word="false"/>
      <style:text-properties style:use-window-font-color="true" officeooo:rsid="021babff" officeooo:paragraph-rsid="021f92ce"/>
    </style:style>
    <style:style style:name="T1" style:family="text">
      <style:text-properties officeooo:rsid="008df78f"/>
    </style:style>
    <style:style style:name="T2" style:family="text">
      <style:text-properties officeooo:rsid="014af002"/>
    </style:style>
    <style:style style:name="T3" style:family="text">
      <style:text-properties officeooo:rsid="014e8285"/>
    </style:style>
    <style:style style:name="T4" style:family="text">
      <style:text-properties officeooo:rsid="0150535b"/>
    </style:style>
    <style:style style:name="T5" style:family="text">
      <style:text-properties officeooo:rsid="01549334"/>
    </style:style>
    <style:style style:name="T6" style:family="text">
      <style:text-properties officeooo:rsid="015aab92"/>
    </style:style>
    <style:style style:name="T7" style:family="text">
      <style:text-properties fo:font-size="18pt" officeooo:rsid="01431407" style:font-size-asian="18pt" style:font-size-complex="18pt"/>
    </style:style>
    <style:style style:name="T8" style:family="text">
      <style:text-properties fo:font-size="14pt" officeooo:rsid="01747f73" style:font-size-asian="12.25pt" style:font-size-complex="14pt"/>
    </style:style>
    <style:style style:name="T9" style:family="text">
      <style:text-properties fo:font-size="14pt" officeooo:rsid="017409ff" style:font-size-asian="12.25pt" style:font-size-complex="14pt"/>
    </style:style>
    <style:style style:name="T10" style:family="text">
      <style:text-properties fo:font-size="14pt" officeooo:rsid="0175fd45" style:font-size-asian="12.25pt" style:font-size-complex="14pt"/>
    </style:style>
    <style:style style:name="T11" style:family="text">
      <style:text-properties officeooo:rsid="0175fd45"/>
    </style:style>
    <style:style style:name="T12" style:family="text">
      <style:text-properties officeooo:rsid="018ee32c"/>
    </style:style>
    <style:style style:name="T13" style:family="text">
      <style:text-properties officeooo:rsid="0191b3e2"/>
    </style:style>
    <style:style style:name="T14" style:family="text">
      <style:text-properties officeooo:rsid="0192c118"/>
    </style:style>
    <style:style style:name="T15" style:family="text">
      <style:text-properties fo:color="#009900" fo:font-size="18pt" officeooo:rsid="01331a12" style:font-size-asian="18pt" style:font-size-complex="18pt"/>
    </style:style>
    <style:style style:name="T16" style:family="text">
      <style:text-properties officeooo:rsid="019ad22a"/>
    </style:style>
    <style:style style:name="T17" style:family="text">
      <style:text-properties officeooo:rsid="019c5696"/>
    </style:style>
    <style:style style:name="T18" style:family="text">
      <style:text-properties officeooo:rsid="019f7e9d"/>
    </style:style>
    <style:style style:name="T19" style:family="text">
      <style:text-properties officeooo:rsid="01a43a21"/>
    </style:style>
    <style:style style:name="T20" style:family="text">
      <style:text-properties officeooo:rsid="01a9fa3e"/>
    </style:style>
    <style:style style:name="T21" style:family="text">
      <style:text-properties officeooo:rsid="01b52cd5"/>
    </style:style>
    <style:style style:name="T22" style:family="text">
      <style:text-properties officeooo:rsid="01be76bb"/>
    </style:style>
    <style:style style:name="T23" style:family="text">
      <style:text-properties officeooo:rsid="01a5fe82"/>
    </style:style>
    <style:style style:name="T24" style:family="text">
      <style:text-properties officeooo:rsid="01c05254"/>
    </style:style>
    <style:style style:name="T25" style:family="text">
      <style:text-properties officeooo:rsid="01c363d0"/>
    </style:style>
    <style:style style:name="T26" style:family="text">
      <style:text-properties officeooo:rsid="01c5dddd"/>
    </style:style>
    <style:style style:name="T27" style:family="text">
      <style:text-properties officeooo:rsid="01c7a144"/>
    </style:style>
    <style:style style:name="T28" style:family="text">
      <style:text-properties officeooo:rsid="01cea7a8"/>
    </style:style>
    <style:style style:name="T29" style:family="text">
      <style:text-properties officeooo:rsid="01d78671"/>
    </style:style>
    <style:style style:name="T30" style:family="text">
      <style:text-properties officeooo:rsid="01df5144"/>
    </style:style>
    <style:style style:name="T31" style:family="text">
      <style:text-properties officeooo:rsid="01dff1ab"/>
    </style:style>
    <style:style style:name="T32" style:family="text">
      <style:text-properties officeooo:rsid="01ee3ab0"/>
    </style:style>
    <style:style style:name="T33" style:family="text">
      <style:text-properties officeooo:rsid="01eff482"/>
    </style:style>
    <style:style style:name="T34" style:family="text">
      <style:text-properties officeooo:rsid="01f455dd"/>
    </style:style>
    <style:style style:name="T35" style:family="text">
      <style:text-properties officeooo:rsid="01f5ec99"/>
    </style:style>
    <style:style style:name="T36" style:family="text">
      <style:text-properties officeooo:rsid="01f9cbd0"/>
    </style:style>
    <style:style style:name="T37" style:family="text">
      <style:text-properties officeooo:rsid="02000d72"/>
    </style:style>
    <style:style style:name="T38" style:family="text">
      <style:text-properties officeooo:rsid="0204ba5f"/>
    </style:style>
    <style:style style:name="T39" style:family="text">
      <style:text-properties officeooo:rsid="0207a8f0"/>
    </style:style>
    <style:style style:name="T40" style:family="text">
      <style:text-properties officeooo:rsid="0212216c"/>
    </style:style>
    <style:style style:name="T41" style:family="text">
      <style:text-properties officeooo:rsid="0218c2b2"/>
    </style:style>
    <style:style style:name="T42" style:family="text">
      <style:text-properties officeooo:rsid="021f0103"/>
    </style:style>
    <style:style style:name="T43" style:family="text">
      <style:text-properties officeooo:rsid="0222019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Obraz4" text:anchor-type="paragraph" svg:x="14.94cm" svg:y="-0.289cm" svg:width="2cm" svg:height="1.55cm" draw:z-index="0"><draw:image xlink:href="../../logotypes/chameleon1a.svg" xlink:type="simple" xlink:show="embed" xlink:actuate="onLoad"/></draw:frame><text:span text:style-name="T15">Cameleonica: </text:span><text:span text:style-name="T7">Conceptual Design<text:line-break/></text:span><text:span text:style-name="T8">Functional and quality requirements </text:span><text:span text:style-name="T9">for </text:span><text:span text:style-name="T10">acceptable</text:span><text:span text:style-name="T9"> usability</text:span></text:p>
      <text:p text:style-name="P25">Arkadiusz Bulski</text:p>
      <text:h text:style-name="Heading_20_1" text:outline-level="1">Abstract</text:h>
      <text:p text:style-name="P20">This paper describes a conceptual design of the project, that is the functionality, the semantics, the characteristics, and the <text:span text:style-name="T2">quality </text:span>that will be offered to end users. <text:span text:style-name="T36">Requirements are presented and categorized by features. </text:span>Rationale for some fundamental decisions is explained. Operational scenarios are presented, followed with acceptance tests to establish <text:span text:style-name="T11">an acceptable level </text:span>of usability. </text:p>
      <text:p text:style-name="Text_20_body"/>
      <text:h text:style-name="Heading_20_1" text:outline-level="1">Introduction</text:h>
      <text:p text:style-name="P3">Cameleonica project is an innovative filesystem design. <text:span text:style-name="T3">Both new commands and well established commands with new semantics are given into hands of end users. Both are highly specialized in implementation. Consider the following: </text:span></text:p>
      <text:p text:style-name="P2">Commiting and reverting history of changes is <text:span text:style-name="T4">typical of </text:span>version control <text:span text:style-name="T4">systems, with Git as example. </text:span>Encrypting entire disks is quite common, <text:span text:style-name="T6">with TrueCrypt</text:span>. Hiding files and even entire systems on disk is <text:span text:style-name="T6">possible, again with TrueCrypt</text:span>. <text:span text:style-name="T5">Compressing and hashing files is a standard operation, with built-in utilities. The list of features is long. </text:span></text:p>
      <text:p text:style-name="P18">Features are often available separately. <text:span text:style-name="T32">Both</text:span> filesystems <text:span text:style-name="T32">and user-space utilities </text:span>usually implement only one of the features at a time. <text:span text:style-name="T33">User may want to use all of them. He would then need to build a composition out of several products. This is not a good way to go about it for two reasons. One is, this is hard work and end user probably expects it to work out-of-the-box. Second is, end user is not in a position to make the whole thing work optimally. Optimal system is not equivalent to a system made of optimal parts, the second is what the end user gets in this case. </text:span></text:p>
      <text:p text:style-name="P19">Furthermore, features are often implemented outside of the filesystem. This approach is good for simplicity, as underlying filesystem needs to implement only very basic set of operations. However, an opportunity is missed this way. Filesystem is put into a position where it can provide guarantees that <text:span text:style-name="T34">may </text:span>not <text:span text:style-name="T34">be </text:span>achievable to unprivileged programs. <text:span text:style-name="T35">This is </text:span>because <text:span text:style-name="T35">filesystem </text:span>has access to the underlying storage device, <text:span text:style-name="T35">and </text:span>also it can precompute and cache data for more than one application in a trusted manner. This project aims to offer exactly that. </text:p>
      <text:p text:style-name="P24"/>
      <text:h text:style-name="P32" text:outline-level="1">System call interface</text:h>
      <text:p text:style-name="P7">Processes gain access to files through a long existed mechanism called syscalls. For any filesystem to be accessible, certain syscalls need to be implemented. POSIX and <text:span text:style-name="T37">further</text:span> standards specify the details. We shall skip the specifics of what exactly needs to be implemented and how, and generally say that following syscalls will need to be provided: </text:p>
      <text:p text:style-name="P9"/>
      <text:p text:style-name="Quotations">open, creat, read, write, pread, pwrite, readv, writev, lseek, dup, close, chown, chmod, fallocate, ftruncate, utime, link, symlink, unlink, mkdir, rmdir, rename, fsync, fdatasync, fsyncdir, sync, access, stat, statfs, fcntl, ioctl, flock, getdents, listxattr, getxattr, setxattr, removexattr, quotactl, getrlimit, setrlimit</text:p>
      <text:p text:style-name="P5"><text:span text:style-name="T13">List above </text:span>may not be accurate. Some syscalls may be removed or added later on. <text:span text:style-name="T12">The list only provides a basis for initial implementation. Further, more elaborate evaluation of what needs to be provided to meet expectations of super users and comply with POSIX related standards will be needed. Other, modern, popular filesystems may be used to define how these syscalls should work, in addition to on-paper specifications. </text:span></text:p>
      <text:p text:style-name="P4"/>
      <text:p text:style-name="P6">Above that, syscalls may be subject to semantics related to specialized features that are Cameleonica-specific and have no counterpart in other filesystems. <text:span text:style-name="T14">How operations are affected by these semantics will be defined in further sections, with regard to filesystem as a whole rather than single operations. </text:span></text:p>
      <text:p text:style-name="P6"/>
      <text:h text:style-name="P28" text:outline-level="1">Command-line interface</text:h>
      <text:p text:style-name="P8">Syscalls can be used to access files within a mounted filesystem but the filesystem must <text:span text:style-name="T17">first</text:span> be created <text:span text:style-name="T16">with command-line utilities. Further long-term management of the filesystem would also be done using utilities. Following operations need to be available: </text:span></text:p>
      <text:p text:style-name="P8"/>
      <text:list xml:id="list72785547159032518" text:style-name="L1">
        <text:list-item>
          <text:p text:style-name="P34">initializing a filesystem (<text:span text:style-name="T40">on a </text:span>regular file or block device)</text:p>
        </text:list-item>
        <text:list-item>
          <text:p text:style-name="P35"><text:span text:style-name="T31">changing volume </text:span>settings<text:span text:style-name="T19"> offline (masterkeys)</text:span></text:p>
        </text:list-item>
        <text:list-item>
          <text:p text:style-name="P38">mounting <text:span text:style-name="T18">a possibly interrupted filesystem</text:span></text:p>
        </text:list-item>
        <text:list-item>
          <text:p text:style-name="P39">querying file details (<text:span text:style-name="T43">extent</text:span> mappings)</text:p>
        </text:list-item>
        <text:list-item>
          <text:p text:style-name="P36"><text:span text:style-name="T30">changing file </text:span>settings <text:span text:style-name="T30">online</text:span> <text:span text:style-name="T19">(auto-compression)</text:span></text:p>
        </text:list-item>
        <text:list-item>
          <text:p text:style-name="P40">checking integrity, <text:span text:style-name="T23">defragmenting, compressing files</text:span></text:p>
        </text:list-item>
        <text:list-item>
          <text:p text:style-name="P41">management of snapshots <text:span text:style-name="T25">and revisions</text:span></text:p>
        </text:list-item>
        <text:list-item>
          <text:p text:style-name="P43">initialization, commit and rollback of transactions</text:p>
        </text:list-item>
        <text:list-item>
          <text:p text:style-name="P44">serialization <text:span text:style-name="T20">into a compact incremental backup</text:span></text:p>
        </text:list-item>
        <text:list-item>
          <text:p text:style-name="P45">resizing and moving underlying partition on-line</text:p>
        </text:list-item>
        <text:list-item>
          <text:p text:style-name="P46">emergency recovery of <text:span text:style-name="T21">a </text:span>broken filesystem</text:p>
        </text:list-item>
        <text:list-item>
          <text:p text:style-name="P46">destruction of a decommissioned filesystem</text:p>
        </text:list-item>
      </text:list>
      <text:p text:style-name="P27">All operations must be accessible though command-line, either through basic system utilities (cat, <text:span text:style-name="T38">dd</text:span>) or with specialized commands listed above. </text:p>
      <text:p text:style-name="P13">Specific details of what <text:span text:style-name="T26">information </text:span>should be presented to user <text:span text:style-name="T26">and what changes are allowed </text:span>will be defined in further sections, <text:span text:style-name="T27">when discussing specific features</text:span>. </text:p>
      <text:p text:style-name="P17"/>
      <text:h text:style-name="P29" text:outline-level="1">Graphical user interface</text:h>
      <text:p text:style-name="P12">Most management operations are traditionally done with command-line tools. There are however few applications where <text:span text:style-name="T22">information may be presented more intuitively with graphics. Following operations could also be available through graphical tools: </text:span></text:p>
      <text:p text:style-name="P11"/>
      <text:list xml:id="list84801207832535" text:continue-numbering="true" text:style-name="L1">
        <text:list-item>
          <text:p text:style-name="P37">configuring <text:span text:style-name="T24">per-volume and per-file </text:span>settings</text:p>
        </text:list-item>
        <text:list-item>
          <text:p text:style-name="P40">checking integrity, <text:span text:style-name="T23">defragmenting, compressing files</text:span></text:p>
        </text:list-item>
        <text:list-item>
          <text:p text:style-name="P42">management of snapshots <text:span text:style-name="T25">and revisions</text:span></text:p>
        </text:list-item>
      </text:list>
      <text:p text:style-name="P10"/>
      <text:p text:style-name="P15">We shall <text:span text:style-name="T27">consider graphical tools as optional, convenient alternative. Operations must primarily be accessible through command-line. </text:span></text:p>
      <text:p text:style-name="P14">Specific details of what <text:span text:style-name="T26">information </text:span>should be presented to user <text:span text:style-name="T26">and what changes are allowed </text:span>will be defined in further sections, <text:span text:style-name="T27">when discussing specific features</text:span>. </text:p>
      <text:p text:style-name="P14"/>
      <text:h text:style-name="P30" text:outline-level="1">Programming language interface</text:h>
      <text:p text:style-name="P16">While management can be done with command-line tools, sometimes operations need to be performed in a more <text:span text:style-name="T39">automated</text:span> way. <text:span text:style-name="T28">Program sources usually do not refer directly to syscalls or commands, but rather to language-specific modules that act as wrappers. Cameleonica-specific features should be accessible in the following languages, the more the better: </text:span></text:p>
      <text:p text:style-name="P21"/>
      <text:list xml:id="list2196654839265357999" text:style-name="L2">
        <text:list-item>
          <text:p text:style-name="P47">C, <text:span text:style-name="T29">C#, Java, </text:span>Python, Ruby, <text:span text:style-name="T41">Perl</text:span></text:p>
        </text:list-item>
      </text:list>
      <text:p text:style-name="P22"/>
      <text:p text:style-name="P48">Every operation available through command-line should also be available via bindings, both on individual files and filesystem as a whole. </text:p>
      <text:p text:style-name="Text_20_body"/>
      <text:h text:style-name="P33" text:outline-level="1">End user needs assumptions</text:h>
      <text:p text:style-name="P23"/>
      <text:h text:style-name="P31" text:outline-level="1">On-disk format <text:span text:style-name="T42">specification</text:span></text:h>
      <text:p text:style-name="P23"/>
      <text:h text:style-name="P31" text:outline-level="1">Standards compliance</text:h>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5-16T08:48:00.208642291">2015-05-16</text:date></text:span><text:span text:style-name="MT1"><text:tab/>Page </text:span><text:span text:style-name="MT1"><text:page-number text:select-page="current">2</text:page-number></text:span><text:span text:style-name="MT1"> of </text:span><text:span text:style-name="MT1"><text:page-count>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1T17:18:19.430837679</meta:creation-date>
    <meta:editing-duration>PT16H7M2S</meta:editing-duration>
    <meta:editing-cycles>244</meta:editing-cycles>
    <meta:generator>LibreOffice/4.2.8.2$Linux_X86_64 LibreOffice_project/420m0$Build-2</meta:generator>
    <dc:date>2015-05-16T08:47:59.919278917</dc:date>
    <meta:document-statistic meta:table-count="0" meta:image-count="1" meta:object-count="0" meta:page-count="4" meta:paragraph-count="45" meta:word-count="923" meta:character-count="6192" meta:non-whitespace-character-count="5313"/>
  </office:meta>
</office:document-meta>
</file>